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5.452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21.31cm"/>
    </style:style>
    <style:style style:name="co12" style:family="table-column">
      <style:table-column-properties fo:break-before="auto" style:column-width="2.254cm"/>
    </style:style>
    <style:style style:name="co13" style:family="table-column">
      <style:table-column-properties fo:break-before="auto" style:column-width="0.91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3.886cm"/>
    </style:style>
    <style:style style:name="co16" style:family="table-column">
      <style:table-column-properties fo:break-before="auto" style:column-width="3.3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5.11cm"/>
    </style:style>
    <style:style style:name="co19" style:family="table-column">
      <style:table-column-properties fo:break-before="auto" style:column-width="4.277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2.863cm"/>
    </style:style>
    <style:style style:name="co22" style:family="table-column">
      <style:table-column-properties fo:break-before="auto" style:column-width="0.422cm"/>
    </style:style>
    <style:style style:name="co23" style:family="table-column">
      <style:table-column-properties fo:break-before="auto" style:column-width="0.982cm"/>
    </style:style>
    <style:style style:name="co24" style:family="table-column">
      <style:table-column-properties fo:break-before="auto" style:column-width="0.39cm"/>
    </style:style>
    <style:style style:name="co25" style:family="table-column">
      <style:table-column-properties fo:break-before="auto" style:column-width="5.115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6.682cm"/>
    </style:style>
    <style:style style:name="co29" style:family="table-column">
      <style:table-column-properties fo:break-before="auto" style:column-width="1.494cm"/>
    </style:style>
    <style:style style:name="co30" style:family="table-column">
      <style:table-column-properties fo:break-before="auto" style:column-width="4.872cm"/>
    </style:style>
    <style:style style:name="co31" style:family="table-column">
      <style:table-column-properties fo:break-before="auto" style:column-width="6.369cm"/>
    </style:style>
    <style:style style:name="co32" style:family="table-column">
      <style:table-column-properties fo:break-before="auto" style:column-width="2.672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0.706cm"/>
    </style:style>
    <style:style style:name="co36" style:family="table-column">
      <style:table-column-properties fo:break-before="auto" style:column-width="7.036cm"/>
    </style:style>
    <style:style style:name="co37" style:family="table-column">
      <style:table-column-properties fo:break-before="auto" style:column-width="2.933cm"/>
    </style:style>
    <style:style style:name="co38" style:family="table-column">
      <style:table-column-properties fo:break-before="auto" style:column-width="2.6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36">
      <style:table-cell-properties style:rotation-align="none"/>
    </style:style>
    <style:style style:name="ce146" style:family="table-cell" style:parent-style-name="Default" style:data-style-name="N36"/>
    <style:style style:name="ce15" style:family="table-cell" style:parent-style-name="Default" style:data-style-name="N125">
      <style:table-cell-properties style:rotation-align="none"/>
      <style:text-properties fo:font-size="9pt" style:font-size-asian="9pt" style:font-size-complex="9pt"/>
    </style:style>
    <style:style style:name="ce53" style:family="table-cell" style:parent-style-name="Default" style:data-style-name="N11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6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1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4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7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4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5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4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"/>
        <table:table-column table:style-name="co7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51" office:value-type="string" calcext:value-type="string">
            <text:p>ADEM DUMAN 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1">
          <table:table-cell/>
          <table:table-cell table:style-name="ce59"/>
          <table:table-cell office:value-type="string" calcext:value-type="string">
            <text:p>2021-22 kira bedeli</text:p>
          </table:table-cell>
          <table:table-cell/>
          <table:table-cell table:style-name="ce5" office:value-type="float" office:value="24000" calcext:value-type="float">
            <text:p>24.000,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9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9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1000" calcext:value-type="float">
            <text:p>-1.000,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9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9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9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9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9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9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9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9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59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6]+[.E37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5000" calcext:value-type="float">
            <text:p>-5.000,00</text:p>
          </table:table-cell>
          <table:table-cell table:formula="of:=[.F37]+[.E38]" office:value-type="float" office:value="13000" calcext:value-type="float">
            <text:p>13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8]+[.E39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39]+[.E40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40]+[.E41]" office:value-type="float" office:value="3000" calcext:value-type="float">
            <text:p>3.00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 office:value-type="float" office:value="-2000" calcext:value-type="float">
            <text:p>-2.000,00</text:p>
          </table:table-cell>
          <table:table-cell table:formula="of:=[.F41]+[.E42]" office:value-type="float" office:value="1000" calcext:value-type="float">
            <text:p>1.00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 office:value-type="float" office:value="-1000" calcext:value-type="float">
            <text:p>-1.000,00</text:p>
          </table:table-cell>
          <table:table-cell table:formula="of:=[.F42]+[.E43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formula="of:=[.F43]+[.E44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2023-2024 ödeme başlangıcı</text:p>
          </table:table-cell>
          <table:table-cell table:number-columns-repeated="3"/>
          <table:table-cell table:formula="of:=[.F44]+[.E45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5]+[.E46]" office:value-type="float" office:value="-3000" calcext:value-type="float">
            <text:p>-3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9-30" calcext:value-type="date">
            <text:p>30.09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6]+[.E47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0-30" calcext:value-type="date">
            <text:p>30.10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7]+[.E48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1-30" calcext:value-type="date">
            <text:p>30.11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8]+[.E49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2-30" calcext:value-type="date">
            <text:p>30.12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9]+[.E50]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3-01-30" calcext:value-type="date">
            <text:p>30.01.2023</text:p>
          </table:table-cell>
          <table:table-cell office:value-type="string" calcext:value-type="string">
            <text:p>bankadan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50]+[.E51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5"/>
          <table:table-cell table:formula="of:=[.F51]+[.E52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/>
          <table:table-cell table:formula="of:=[.F52]+[.E53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3 27-02-2024</text:p>
          </table:table-cell>
          <table:table-cell/>
          <table:table-cell table:style-name="ce4"/>
          <table:table-cell table:formula="of:=[.F53]+[.E54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6000</text:p>
          </table:table-cell>
          <table:table-cell/>
          <table:table-cell table:style-name="ce5" office:value-type="float" office:value="36000" calcext:value-type="float">
            <text:p>36.000,00</text:p>
          </table:table-cell>
          <table:table-cell table:formula="of:=[.F54]+[.E55]" office:value-type="float" office:value="15000" calcext:value-type="float">
            <text:p>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 şubat tüfe artışı %</text:p>
          </table:table-cell>
          <table:table-cell table:style-name="ce15" office:value-type="percentage" office:value="0.73" calcext:value-type="percentage">
            <text:p>73%</text:p>
          </table:table-cell>
          <table:table-cell table:style-name="Default"/>
          <table:table-cell table:formula="of:=[.F55]+[.E56]" office:value-type="float" office:value="15000" calcext:value-type="float">
            <text:p>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-24 kira artış <text:s text:c="8"/></text:p>
          </table:table-cell>
          <table:table-cell table:style-name="ce53"/>
          <table:table-cell table:style-name="ce5" table:formula="of:=[.E55]*[.D56]" office:value-type="float" office:value="26280" calcext:value-type="float">
            <text:p>26.280,00</text:p>
          </table:table-cell>
          <table:table-cell table:formula="of:=[.F56]+[.E57]" office:value-type="float" office:value="41280" calcext:value-type="float">
            <text:p>41.28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-24 kira bedeli <text:s text:c="3"/>62,280 <text:s/></text:p>
          </table:table-cell>
          <table:table-cell/>
          <table:table-cell table:style-name="ce5"/>
          <table:table-cell table:formula="of:=[.F57]+[.E58]" office:value-type="float" office:value="41280" calcext:value-type="float">
            <text:p>41.28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2280" calcext:value-type="float">
            <text:p>-2.280,00</text:p>
          </table:table-cell>
          <table:table-cell table:formula="of:=[.F58]+[.E59]" office:value-type="float" office:value="39000" calcext:value-type="float">
            <text:p>39.000,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9" office:value-type="date" office:date-value="2023-02-28" calcext:value-type="date">
            <text:p>28.02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>
          <table:table-cell/>
          <table:table-cell table:style-name="ce146" office:value-type="date" office:date-value="2023-03-30" calcext:value-type="date">
            <text:p>30.03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>
          <table:table-cell/>
          <table:table-cell table:style-name="ce146" office:value-type="date" office:date-value="2023-04-30" calcext:value-type="date">
            <text:p>30.04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>
          <table:table-cell/>
          <table:table-cell table:style-name="ce146" office:value-type="date" office:date-value="2023-05-30" calcext:value-type="date">
            <text:p>30.05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>
          <table:table-cell/>
          <table:table-cell table:style-name="ce146" office:value-type="date" office:date-value="2023-06-30" calcext:value-type="date">
            <text:p>30.06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>
          <table:table-cell/>
          <table:table-cell table:style-name="ce146" office:value-type="date" office:date-value="2023-07-30" calcext:value-type="date">
            <text:p>30.07.2023</text:p>
          </table:table-cell>
          <table:table-cell office:value-type="string" calcext:value-type="string">
            <text:p>Nakit <text:s/>6500 TL</text:p>
          </table:table-cell>
          <table:table-cell table:number-columns-repeated="61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Borçlu Alacaklı Giriş" table:style-name="ta2">
        <table:table-column table:style-name="co9" table:default-cell-style-name="ce8"/>
        <table:table-column table:style-name="co10" table:default-cell-style-name="ce12"/>
        <table:table-column table:style-name="co11" table:default-cell-style-name="ce8"/>
        <table:table-column table:style-name="co12" table:number-columns-repeated="1021" table:default-cell-style-name="ce8"/>
        <table:table-row table:style-name="ro2">
          <table:table-cell table:style-name="ce61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63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80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Adı Soyadı / Unvanı</text:p>
          </table:table-cell>
          <table:table-cell table:style-name="ce80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Adresi</text:p>
          </table:table-cell>
          <table:table-cell table:style-name="ce80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Vergi Dairesi</text:p>
          </table:table-cell>
          <table:table-cell table:style-name="ce80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Vergi No/TC Kimlik No</text:p>
          </table:table-cell>
          <table:table-cell table:style-name="ce80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3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80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Vergi Dairesi</text:p>
          </table:table-cell>
          <table:table-cell table:style-name="ce80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3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3" table:default-cell-style-name="ce51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51"/>
        <table:table-column table:style-name="co18" table:default-cell-style-name="ce32"/>
        <table:table-column table:style-name="co19" table:default-cell-style-name="ce24"/>
        <table:table-column table:style-name="co20" table:default-cell-style-name="ce24"/>
        <table:table-column table:style-name="co21" table:number-columns-repeated="56" table:default-cell-style-name="Default"/>
        <table:table-row table:style-name="ro4">
          <table:table-cell table:style-name="ce83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83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83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4"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22" table:default-cell-style-name="ce35"/>
        <table:table-column table:style-name="co12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4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4"/>
          <table:table-cell table:style-name="ce124" table:number-columns-spanned="4" table:number-rows-spanned="1"/>
          <table:covered-table-cell table:number-columns-repeated="3" table:style-name="ce12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8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18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8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8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8"/>
          <table:table-cell table:style-name="ce119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8"/>
          <table:covered-table-cell table:number-columns-repeated="10" table:style-name="ce119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6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8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42" table:number-columns-repeated="2"/>
          <table:table-cell table:style-name="ce134" table:number-columns-spanned="2" table:number-rows-spanned="1"/>
          <table:covered-table-cell table:style-name="ce134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5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5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covered-table-cell table:number-columns-repeated="5" table:style-name="ce125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6"/>
          <table:covered-table-cell table:style-name="ce118"/>
          <table:covered-table-cell table:style-name="ce121"/>
          <table:table-cell table:style-name="ce126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6"/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6"/>
          <table:covered-table-cell table:style-name="ce118"/>
          <table:table-cell table:style-name="ce121" office:value-type="string" calcext:value-type="string" table:number-columns-spanned="1" table:number-rows-spanned="5">
            <text:p>KEFİL</text:p>
          </table:table-cell>
          <table:table-cell table:style-name="ce128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8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8"/>
          <table:covered-table-cell table:style-name="ce121"/>
          <table:table-cell table:style-name="ce125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8"/>
          <table:covered-table-cell table:style-name="ce121"/>
          <table:covered-table-cell table:number-columns-repeated="4" table:style-name="ce125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8"/>
          <table:covered-table-cell table:style-name="ce121"/>
          <table:table-cell table:style-name="ce126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6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8"/>
          <table:covered-table-cell table:style-name="ce121"/>
          <table:table-cell table:style-name="ce127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7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5" table:style-name="ta5">
        <table:table-column table:style-name="co8" table:default-cell-style-name="Default"/>
        <table:table-column table:style-name="co8" table:default-cell-style-name="ce59"/>
        <table:table-column table:style-name="co37" table:default-cell-style-name="ce51"/>
        <table:table-column table:style-name="co8" table:default-cell-style-name="Default"/>
        <table:table-column table:style-name="co38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 table:number-columns-repeated="3"/>
          <table:table-cell table:style-name="ce51"/>
          <table:table-cell/>
        </table:table-row>
        <table:table-row table:style-name="ro1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1"/>
          <table:table-cell office:value-type="string" calcext:value-type="string">
            <text:p>Toplam Ödem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2 sonu</text:p>
          </table:table-cell>
          <table:table-cell table:style-name="ce145" office:value-type="date" office:date-value="2022-07-30" calcext:value-type="date">
            <text:p>30.07.2022</text:p>
          </table:table-cell>
          <table:table-cell table:style-name="ce147" office:value-type="float" office:value="5000" calcext:value-type="float">
            <text:p>5000</text:p>
          </table:table-cell>
          <table:table-cell table:style-name="ce148"/>
          <table:table-cell table:style-name="ce148" table:formula="of:=[.D30]+[.E29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3 kirası</text:p>
          </table:table-cell>
          <table:table-cell table:style-name="ce146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25">
      <number:number number:decimal-places="0" number:min-decimal-places="0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013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4P0"/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8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date-style style:name="N1012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0P2" style:volatile="true" number:language="tr" number:country="TR">
      <number:text> </number:text>
      <number:fill-character> </number:fill-character>
      <number:text>-     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date-style style:name="N10116" number:language="tr" number:country="TR">
      <number:month number:textual="true"/>
      <number:text>.</number:text>
      <number:year/>
    </number:date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time-style style:name="N1011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3-02-07T11:03:55.874759244</dc:date>
    <meta:editing-cycles>28</meta:editing-cycles>
    <meta:editing-duration>PT17H3M36S</meta:editing-duration>
    <meta:generator>LibreOffice/7.3.7.2$Linux_X86_64 LibreOffice_project/30$Build-2</meta:generator>
    <meta:document-statistic meta:table-count="5" meta:cell-count="794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